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text-properties fo:font-weight="bold" style:font-weight-asian="bold" style:font-weight-complex="bold"/>
    </style:style>
    <style:style style:name="P3" style:family="paragraph" style:parent-style-name="Standard" style:list-style-name="L2">
      <style:text-properties fo:font-weight="bold" style:font-weight-asian="bold" style:font-weight-complex="bold"/>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nges to make to the class:</text:p>
      <text:list xml:id="list8474812673131052035" text:style-name="L1">
        <text:list-item>
          <text:p text:style-name="P2"><text:span text:style-name="T1">1 meeple source --&gt; </text:span>4 meeple sources<text:span text:style-name="T1"> (one for each player), arranged along the bottom of the screen (off the two player boards)</text:span></text:p>
          <text:p text:style-name="P2"><text:span text:style-name="T1">-each meeplesource yields 5 meeples. Meeples are dragged to worker placement tiles OR to the desert. </text:span></text:p>
          <text:p text:style-name="P2"><text:span text:style-name="T1">-if the meeple is on the desert then it is </text:span>not returned<text:span text:style-name="T1"> to the source at the end of the movement phase.</text:span></text:p>
        </text:list-item>
        <text:list-item>
          <text:p text:style-name="P2"><text:span text:style-name="T1">4 GameObjects representing “players” remember the players available water, the yield of his water well, a set of mercenary meeples, two “merchant cards”. </text:span></text:p>
        </text:list-item>
        <text:list-item>
          <text:p text:style-name="P2"><text:span text:style-name="T1">Meeples remember their player, their location (which is either type worker-placement or type desert), their caravan.</text:span></text:p>
        </text:list-item>
        <text:list-item>
          <text:p text:style-name="P2"><text:span text:style-name="T1">Caravan is container for numbers of goods.</text:span></text:p>
        </text:list-item>
      </text:list>
      <text:list xml:id="list9118376755458522652" text:style-name="L2">
        <text:list-item>
          <text:list>
            <text:list-item>
              <text:p text:style-name="P3"><text:span text:style-name="T1">Merchant cards remember if they are face up or face down. They remember the goods they require.</text:span></text:p>
            </text:list-item>
            <text:list-item>
              <text:p text:style-name="P3"><text:span text:style-name="T1">Players remember how many merchant cards they have satisfied. When a merchant card </text:span>is satisfied<text:span text:style-name="T1"> is when a </text:span>player double clicks on it<text:span text:style-name="T1"> and that player </text:span>has assigned to it the right number of goods<text:span text:style-name="T1">. At this time the card disappears forever.</text:span></text:p>
            </text:list-item>
            <text:list-item>
              <text:p text:style-name="P3"><text:span text:style-name="T1">When workers carrying goods in caravan go to </text:span>bazaar tile in center of desert<text:span text:style-name="T1"> goods are </text:span>associated with player<text:span text:style-name="T1"> and remove from agent. Also agents location is set to null.</text:span></text:p>
            </text:list-item>
            <text:list-item>
              <text:p text:style-name="P3"><text:span text:style-name="T1">Worker placement tiles have a capacity and an effect. Effect is </text:span>increase payer available water<text:span text:style-name="T1"> or </text:span>increase player water yield<text:span text:style-name="T1"> per turn. </text:span></text:p>
            </text:list-item>
            <text:list-item>
              <text:p text:style-name="P3"><text:span text:style-name="T1">Desert Tiles: desert tiles are flipped or not flipped. When a worker first enters a desert tile, the tile flips. It stays flipped for ever. Desert tiles all have </text:span>a pair of<text:span text:style-name="T1"> “weights” telling whether it is possible to move </text:span>in their up, down, left, right,<text:span text:style-name="T1"> directions. Desert tiles also have an </text:span>x, y<text:span text:style-name="T1"> coordinate. (a pair of integers). Desert tiles also have associated events. Double-clicking on a merchant tile </text:span>causes it to enter a rotation state<text:span text:style-name="T1"> at which time it responds to keypress by orienting itself that way. The number of rotations = num water points consumed. (This is an available move).</text:span></text:p>
            </text:list-item>
            <text:list-item>
              <text:p text:style-name="P3"><text:span text:style-name="T1">Moving an agent over the desert tile: the desert tile will be drop locations. Hovering an agent over a desert tile: the agent as a draggable remembers its source desert tile. The desert tile that is triggered can tell if the agent is allowed to move to it (you must move one by one). When tiles are in the uncovered state, then triggering the tile has a more “loose condition” for moving there, which is simply based on position proximity (at least one direction has difference of 1). As opposed to rotation. The tile rotates itself before it flips over, i.e, given that the different images are just going to be indexed by integer equivalent s of the binary combinations, it will grab the appropriate sprite image from the bank before re-assigning the new sprite to the sprite renderer. (basically there wont be any visualization of the change). </text:span></text:p>
            </text:list-item>
          </text:list>
        </text:list-item>
      </text:list>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Cramer</meta:initial-creator>
    <meta:creation-date>2014-02-10T08:33:33.41</meta:creation-date>
    <dc:date>2014-02-10T08:54:57.66</dc:date>
    <dc:creator>Emily Cramer</dc:creator>
    <meta:editing-duration>PT21M22S</meta:editing-duration>
    <meta:editing-cycles>5</meta:editing-cycles>
    <meta:generator>OpenOffice/4.0.0$Win32 OpenOffice.org_project/400m3$Build-9702</meta:generator>
    <meta:document-statistic meta:table-count="0" meta:image-count="0" meta:object-count="0" meta:page-count="1" meta:paragraph-count="13" meta:word-count="486" meta:character-count="2768"/>
  </office:meta>
</office:document-meta>
</file>